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Wavelength</text:p>
          </table:table-cell>
          <table:table-cell office:value-type="string" calcext:value-type="string">
            <text:p>1/Wavelength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/[.A2]" office:value-type="float" office:value="0.00166666666666667" calcext:value-type="float">
            <text:p>0.0016666667</text:p>
          </table:table-cell>
          <table:table-cell office:value-type="float" office:value="-23877" calcext:value-type="float">
            <text:p>-2387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1/[.A3]" office:value-type="float" office:value="0.00125" calcext:value-type="float">
            <text:p>0.00125</text:p>
          </table:table-cell>
          <table:table-cell office:value-type="float" office:value="-17868" calcext:value-type="float">
            <text:p>-1786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1/[.A4]" office:value-type="float" office:value="0.000833333333333333" calcext:value-type="float">
            <text:p>0.0008333333</text:p>
          </table:table-cell>
          <table:table-cell office:value-type="float" office:value="-11858" calcext:value-type="float">
            <text:p>-118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1/[.A5]" office:value-type="float" office:value="0.000625" calcext:value-type="float">
            <text:p>0.000625</text:p>
          </table:table-cell>
          <table:table-cell office:value-type="float" office:value="-8645" calcext:value-type="float">
            <text:p>-86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/[.A6]" office:value-type="float" office:value="0.0005" calcext:value-type="float">
            <text:p>0.0005</text:p>
          </table:table-cell>
          <table:table-cell office:value-type="float" office:value="-8749" calcext:value-type="float">
            <text:p>-87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1/[.A7]" office:value-type="float" office:value="0.000416666666666667" calcext:value-type="float">
            <text:p>0.0004166667</text:p>
          </table:table-cell>
          <table:table-cell office:value-type="float" office:value="-8260" calcext:value-type="float">
            <text:p>-8260</text:p>
          </table:table-cell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9:22:14.309000000</meta:creation-date>
    <dc:date>2014-12-04T19:28:40.249000000</dc:date>
    <meta:editing-duration>P0D</meta:editing-duration>
    <meta:editing-cycles>1</meta:editing-cycles>
    <meta:document-statistic meta:table-count="1" meta:cell-count="28" meta:object-count="0"/>
    <meta:generator>LibreOffice/4.2.5.2$Windows_x86 LibreOffice_project/61cb170a04bb1f12e77c884eab9192be736ec5f5</meta:generator>
  </office:meta>
</office:document-meta>
</file>